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72229" officeooo:paragraph-rsid="00172229" style:font-size-asian="14pt" style:font-weight-asian="bold" style:font-size-complex="16pt" style:font-weight-complex="bold"/>
    </style:style>
    <style:style style:name="P2"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172229" officeooo:paragraph-rsid="00172229"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normal" officeooo:rsid="00180d8c" officeooo:paragraph-rsid="00180d8c" style:font-size-asian="14pt" style:font-weight-asian="normal" style:font-size-complex="16pt" style:font-weight-complex="normal"/>
    </style:style>
    <style:style style:name="P4" style:family="paragraph" style:parent-style-name="Standard">
      <style:paragraph-properties fo:text-align="start" style:justify-single-word="false"/>
      <style:text-properties style:font-name="Times New Roman" fo:font-size="14pt" style:text-underline-style="none" fo:font-weight="normal" officeooo:rsid="00c574ef" officeooo:paragraph-rsid="00180d8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Times New Roman" fo:font-size="14pt" style:text-underline-style="none" fo:font-weight="normal" officeooo:rsid="00eeae7d" officeooo:paragraph-rsid="00eeae7d"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Times New Roman" fo:font-size="14pt" style:text-underline-style="none" fo:font-weight="normal" officeooo:rsid="00f00de8" officeooo:paragraph-rsid="00f00de8"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imes New Roman" fo:font-size="14pt" style:text-underline-style="none" fo:font-weight="normal" officeooo:rsid="00f335b6" officeooo:paragraph-rsid="00f335b6"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imes New Roman" fo:font-size="14pt" style:text-underline-style="none" fo:font-weight="normal" officeooo:rsid="00f68ecf" officeooo:paragraph-rsid="00f68ecf"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imes New Roman" fo:font-size="14pt" style:text-underline-style="none" fo:font-weight="normal" officeooo:rsid="00f8a5ff" officeooo:paragraph-rsid="00f8a5ff"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Times New Roman" fo:font-size="14pt" style:text-underline-style="none" fo:font-weight="normal" officeooo:rsid="00fb5673" officeooo:paragraph-rsid="00fb5673"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Times New Roman" fo:font-size="14pt" style:text-underline-style="none" fo:font-weight="normal" officeooo:rsid="00fc4f0c" officeooo:paragraph-rsid="00fc4f0c"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Times New Roman" fo:font-size="14pt" style:text-underline-style="none" fo:font-weight="normal" officeooo:rsid="00fd9460" officeooo:paragraph-rsid="00fd9460"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style:text-underline-style="none" fo:font-weight="normal" officeooo:rsid="00fe4bf4" officeooo:paragraph-rsid="00fe4bf4"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Times New Roman" fo:font-size="14pt" style:text-underline-style="none" fo:font-weight="normal" officeooo:rsid="0100432d" officeooo:paragraph-rsid="0100432d"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Times New Roman" fo:font-size="14pt" style:text-underline-style="none" fo:font-weight="normal" officeooo:rsid="01010772" officeooo:paragraph-rsid="01010772"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Times New Roman" fo:font-size="14pt" style:text-underline-style="none" fo:font-weight="normal" officeooo:rsid="01015730" officeooo:paragraph-rsid="01015730"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f55ae4" officeooo:paragraph-rsid="00f55ae4"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00432d" officeooo:paragraph-rsid="0100432d"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015730" officeooo:paragraph-rsid="01015730"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039d31" officeooo:paragraph-rsid="01039d31"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Times New Roman" fo:font-size="14pt" style:text-underline-style="none" fo:font-weight="normal" officeooo:rsid="0104bbb2" officeooo:paragraph-rsid="01039d31"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Times New Roman" fo:font-size="14pt" style:text-underline-style="none" fo:font-weight="normal" officeooo:rsid="010a79dc" officeooo:paragraph-rsid="010a79dc"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Times New Roman" fo:font-size="14pt" style:text-underline-style="none" fo:font-weight="normal" officeooo:rsid="0116cc67" officeooo:paragraph-rsid="0116cc67"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Times New Roman" fo:font-size="14pt" style:text-underline-style="none" fo:font-weight="normal" officeooo:rsid="0131f09d" officeooo:paragraph-rsid="0131f09d"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Times New Roman" fo:font-size="14pt" style:text-underline-style="none" fo:font-weight="normal" officeooo:rsid="0132d42a" officeooo:paragraph-rsid="0132d42a"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Times New Roman" fo:font-size="14pt" style:text-underline-style="none" fo:font-weight="normal" officeooo:rsid="013cc7b4" officeooo:paragraph-rsid="013cc7b4"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Times New Roman" fo:font-size="14pt" style:text-underline-style="none" fo:font-weight="normal" officeooo:rsid="0140c1b7" officeooo:paragraph-rsid="0140c1b7"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Times New Roman" fo:font-size="14pt" style:text-underline-style="none" fo:font-weight="normal" officeooo:rsid="0143aa5e" officeooo:paragraph-rsid="0143aa5e"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Times New Roman" fo:font-size="14pt" style:text-underline-style="none" fo:font-weight="normal" officeooo:rsid="01463811" officeooo:paragraph-rsid="01463811"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Times New Roman" fo:font-size="14pt" style:text-underline-style="none" fo:font-weight="normal" officeooo:rsid="014e4ff5" officeooo:paragraph-rsid="014e4ff5"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Times New Roman" fo:font-size="14pt" style:text-underline-style="none" fo:font-weight="normal" officeooo:rsid="01595ee5" officeooo:paragraph-rsid="01595ee5"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Times New Roman" fo:font-size="14pt" style:text-underline-style="none" fo:font-weight="normal" officeooo:rsid="01634949" officeooo:paragraph-rsid="01634949"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Times New Roman" fo:font-size="14pt" style:text-underline-style="none" fo:font-weight="normal" officeooo:rsid="016865f6" officeooo:paragraph-rsid="016865f6"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Times New Roman" fo:font-size="14pt" style:text-underline-style="none" fo:font-weight="normal" officeooo:rsid="016b0432" officeooo:paragraph-rsid="016b0432"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08db28" officeooo:paragraph-rsid="0108db28"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0a7595" officeooo:paragraph-rsid="010a7595"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14bd7d" officeooo:paragraph-rsid="0114bd7d"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17740e" officeooo:paragraph-rsid="0117740e"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17f043" officeooo:paragraph-rsid="0117f043"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19e316" officeooo:paragraph-rsid="0119e316"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1a223d" officeooo:paragraph-rsid="011a223d"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1d648b" officeooo:paragraph-rsid="011d648b"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1eb01a" officeooo:paragraph-rsid="011eb01a"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1f86e6" officeooo:paragraph-rsid="011f86e6"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224c02" officeooo:paragraph-rsid="0123f2c5"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224c02" officeooo:paragraph-rsid="01265a01"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28a969" officeooo:paragraph-rsid="0128a969"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2f2bcb" officeooo:paragraph-rsid="012f2bcb"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3c7e31" officeooo:paragraph-rsid="013c7e31"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4b8294" officeooo:paragraph-rsid="014b8294"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165e2a5" officeooo:paragraph-rsid="0165e2a5" style:font-size-asian="12.25pt" style:font-weight-asian="normal" style:font-size-complex="14pt" style:font-weight-complex="normal"/>
    </style:style>
    <style:style style:name="P52" style:family="paragraph" style:parent-style-name="Standard">
      <style:paragraph-properties fo:text-align="start" style:justify-single-word="false" fo:break-before="page"/>
      <style:text-properties style:font-name="Times New Roman" fo:font-size="14pt" style:text-underline-style="solid" style:text-underline-width="auto" style:text-underline-color="font-color" fo:font-weight="normal" officeooo:rsid="0114bd7d" officeooo:paragraph-rsid="0114bd7d" style:font-size-asian="12.25pt" style:font-weight-asian="normal" style:font-size-complex="14pt" style:font-weight-complex="normal"/>
    </style:style>
    <style:style style:name="P53" style:family="paragraph" style:parent-style-name="Standard">
      <style:paragraph-properties fo:text-align="start" style:justify-single-word="false" fo:break-before="page"/>
      <style:text-properties style:font-name="Times New Roman" fo:font-size="14pt" style:text-underline-style="solid" style:text-underline-width="auto" style:text-underline-color="font-color" fo:font-weight="normal" officeooo:rsid="012f2bcb" officeooo:paragraph-rsid="012f2bcb" style:font-size-asian="12.25pt" style:font-weight-asian="normal" style:font-size-complex="14pt" style:font-weight-complex="normal"/>
    </style:style>
    <style:style style:name="T1" style:family="text">
      <style:text-properties style:text-underline-style="solid" style:text-underline-width="auto" style:text-underline-color="font-color" officeooo:rsid="00fa8221"/>
    </style:style>
    <style:style style:name="T2" style:family="text">
      <style:text-properties style:text-underline-style="solid" style:text-underline-width="auto" style:text-underline-color="font-color" officeooo:rsid="0106586e"/>
    </style:style>
    <style:style style:name="T3" style:family="text">
      <style:text-properties style:text-underline-style="solid" style:text-underline-width="auto" style:text-underline-color="font-color" officeooo:rsid="015059b1"/>
    </style:style>
    <style:style style:name="T4" style:family="text">
      <style:text-properties style:text-underline-style="solid" style:text-underline-width="auto" style:text-underline-color="font-color" officeooo:rsid="0164d549"/>
    </style:style>
    <style:style style:name="T5" style:family="text">
      <style:text-properties style:text-underline-style="solid" style:text-underline-width="auto" style:text-underline-color="font-color" officeooo:rsid="016b0432"/>
    </style:style>
    <style:style style:name="T6" style:family="text">
      <style:text-properties style:text-underline-style="none"/>
    </style:style>
    <style:style style:name="T7" style:family="text">
      <style:text-properties style:text-underline-style="none" officeooo:rsid="0104bbb2"/>
    </style:style>
    <style:style style:name="T8" style:family="text">
      <style:text-properties style:text-underline-style="none" officeooo:rsid="0118fb4a"/>
    </style:style>
    <style:style style:name="T9" style:family="text">
      <style:text-properties style:text-underline-style="none" officeooo:rsid="011b6f3f"/>
    </style:style>
    <style:style style:name="T10" style:family="text">
      <style:text-properties style:text-underline-style="none" officeooo:rsid="011ecf61"/>
    </style:style>
    <style:style style:name="T11" style:family="text">
      <style:text-properties style:text-underline-style="none" officeooo:rsid="01209f7d"/>
    </style:style>
    <style:style style:name="T12" style:family="text">
      <style:text-properties style:text-underline-style="none" officeooo:rsid="01258929"/>
    </style:style>
    <style:style style:name="T13" style:family="text">
      <style:text-properties style:text-underline-style="none" officeooo:rsid="01265a01"/>
    </style:style>
    <style:style style:name="T14" style:family="text">
      <style:text-properties style:text-underline-style="none" officeooo:rsid="01280e1a"/>
    </style:style>
    <style:style style:name="T15" style:family="text">
      <style:text-properties style:text-underline-style="none" officeooo:rsid="01292592"/>
    </style:style>
    <style:style style:name="T16" style:family="text">
      <style:text-properties style:text-underline-style="none" officeooo:rsid="012935c3"/>
    </style:style>
    <style:style style:name="T17" style:family="text">
      <style:text-properties style:text-underline-style="none" officeooo:rsid="012a0c64"/>
    </style:style>
    <style:style style:name="T18" style:family="text">
      <style:text-properties style:text-underline-style="none" officeooo:rsid="012a8f0f"/>
    </style:style>
    <style:style style:name="T19" style:family="text">
      <style:text-properties style:text-underline-style="none" officeooo:rsid="012c7bac"/>
    </style:style>
    <style:style style:name="T20" style:family="text">
      <style:text-properties officeooo:rsid="007b0a37"/>
    </style:style>
    <style:style style:name="T21" style:family="text">
      <style:text-properties officeooo:rsid="00f016b8"/>
    </style:style>
    <style:style style:name="T22" style:family="text">
      <style:text-properties officeooo:rsid="00f34f16"/>
    </style:style>
    <style:style style:name="T23" style:family="text">
      <style:text-properties officeooo:rsid="00f5d2b4"/>
    </style:style>
    <style:style style:name="T24" style:family="text">
      <style:text-properties officeooo:rsid="00f7249c"/>
    </style:style>
    <style:style style:name="T25" style:family="text">
      <style:text-properties officeooo:rsid="00f9e9ec"/>
    </style:style>
    <style:style style:name="T26" style:family="text">
      <style:text-properties officeooo:rsid="00fa8221"/>
    </style:style>
    <style:style style:name="T27" style:family="text">
      <style:text-properties officeooo:rsid="00fd6d16"/>
    </style:style>
    <style:style style:name="T28" style:family="text">
      <style:text-properties officeooo:rsid="00fe7688"/>
    </style:style>
    <style:style style:name="T29" style:family="text">
      <style:text-properties officeooo:rsid="00ff90db"/>
    </style:style>
    <style:style style:name="T30" style:family="text">
      <style:text-properties officeooo:rsid="01011982"/>
    </style:style>
    <style:style style:name="T31" style:family="text">
      <style:text-properties officeooo:rsid="0102a306"/>
    </style:style>
    <style:style style:name="T32" style:family="text">
      <style:text-properties officeooo:rsid="0105082f"/>
    </style:style>
    <style:style style:name="T33" style:family="text">
      <style:text-properties officeooo:rsid="0106586e"/>
    </style:style>
    <style:style style:name="T34" style:family="text">
      <style:text-properties officeooo:rsid="010be619"/>
    </style:style>
    <style:style style:name="T35" style:family="text">
      <style:text-properties officeooo:rsid="010d5628"/>
    </style:style>
    <style:style style:name="T36" style:family="text">
      <style:text-properties officeooo:rsid="01104cce"/>
    </style:style>
    <style:style style:name="T37" style:family="text">
      <style:text-properties officeooo:rsid="01120aa0"/>
    </style:style>
    <style:style style:name="T38" style:family="text">
      <style:text-properties officeooo:rsid="01172317"/>
    </style:style>
    <style:style style:name="T39" style:family="text">
      <style:text-properties officeooo:rsid="0123f2c5"/>
    </style:style>
    <style:style style:name="T40" style:family="text">
      <style:text-properties officeooo:rsid="012ffe03"/>
    </style:style>
    <style:style style:name="T41" style:family="text">
      <style:text-properties officeooo:rsid="01343c51"/>
    </style:style>
    <style:style style:name="T42" style:family="text">
      <style:text-properties officeooo:rsid="013acd0c"/>
    </style:style>
    <style:style style:name="T43" style:family="text">
      <style:text-properties officeooo:rsid="013dd579"/>
    </style:style>
    <style:style style:name="T44" style:family="text">
      <style:text-properties officeooo:rsid="014216ae"/>
    </style:style>
    <style:style style:name="T45" style:family="text">
      <style:text-properties officeooo:rsid="01450a55"/>
    </style:style>
    <style:style style:name="T46" style:family="text">
      <style:text-properties officeooo:rsid="0146ee61"/>
    </style:style>
    <style:style style:name="T47" style:family="text">
      <style:text-properties officeooo:rsid="014a08be"/>
    </style:style>
    <style:style style:name="T48" style:family="text">
      <style:text-properties officeooo:rsid="014c8e63"/>
    </style:style>
    <style:style style:name="T49" style:family="text">
      <style:text-properties officeooo:rsid="015059b1"/>
    </style:style>
    <style:style style:name="T50" style:family="text">
      <style:text-properties officeooo:rsid="015b288c"/>
    </style:style>
    <style:style style:name="T51" style:family="text">
      <style:text-properties officeooo:rsid="0164d549"/>
    </style:style>
    <style:style style:name="T52" style:family="text">
      <style:text-properties officeooo:rsid="01692dbc"/>
    </style:style>
    <style:style style:name="T53" style:family="text">
      <style:text-properties officeooo:rsid="016c1e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ie I : Les fondateurs de la discipline</text:p>
      <text:p text:style-name="P2"/>
      <text:p text:style-name="P2"/>
      <text:p text:style-name="P2"/>
      <text:p text:style-name="P3">Séance <text:span text:style-name="T20">2 : Norbert Elias et Pierre Bourdieu : Processus de civilisation et reproduction sociale.</text:span></text:p>
      <text:p text:style-name="P3"/>
      <text:p text:style-name="P4"/>
      <text:p text:style-name="P17">Pierre Bourdieu :</text:p>
      <text:p text:style-name="P4"/>
      <text:p text:style-name="P5">La reproduction sociale est une mécanisme utilisé par la classe dominante, afin de transmettre de manière légitime leurs privilèges, positions sociales à leurs enfants dans une société qui parle d’égalité et de liberté.</text:p>
      <text:p text:style-name="P5"/>
      <text:p text:style-name="P6">Pierre Bourdieu considère que la société est constituée de classes sociales, et qu’elle sont condamnées au conflit permanent car elles n’ont pas les même int<text:span text:style-name="T21">érêts, du fait d’une désaccord la redistribution et la possession des moyens de production dans la société.</text:span></text:p>
      <text:p text:style-name="P6"/>
      <text:p text:style-name="P7">Il est influencé par Marx, mais est un grand lecteur de Weber, et dépasse l’opposition stérile entre les Weberiste et les Marxistes. <text:span text:style-name="T22">Selon lui la société est caractérisé par des rapports de force, et des rapports de sens (concept de violence symbolique).</text:span></text:p>
      <text:p text:style-name="P7"/>
      <text:p text:style-name="P17"/>
      <text:p text:style-name="P17">I. <text:span text:style-name="T23">Pierre Bourdieu, un sociologue engagé</text:span></text:p>
      <text:p text:style-name="P17"/>
      <text:p text:style-name="P17"/>
      <text:p text:style-name="P8">Né en 1930 dans le Sud-Ouest, Normalien (école des élites), agrégé de philosophie il en prendra ses distances car il pense que la philosophie ne peut lui expliquer le monde.<text:line-break/><text:span text:style-name="T24">C’est un « Provincial qui observe les pouvoirs », il est totalement étranger à son milieu.</text:span></text:p>
      <text:p text:style-name="P8"/>
      <text:p text:style-name="P9">1958 – 1960 : <text:span text:style-name="T25">Enseignant à Alger et c’est en Algérie qu’il va penser la question de domination (</text:span><text:span text:style-name="T1">Sociologie de l’Algérie</text:span><text:span text:style-name="T26">), dans la société Kabyle.</text:span></text:p>
      <text:p text:style-name="P9"/>
      <text:p text:style-name="P10">Selon lui une des missions de la sociologie est de dévoiler les mécanismes voilés de la domination. <text:span text:style-name="T32">(</text:span><text:span text:style-name="T2">La misère du Monde</text:span><text:span text:style-name="T33">)</text:span></text:p>
      <text:p text:style-name="P10"/>
      <text:p text:style-name="P11">Il intègre ensuite l’école des hautes études en sciences sociales (EHESS), puis le collège de France. <text:span text:style-name="T27">Il fonde l’ARSS (acte de recherche en sciences sociales).</text:span></text:p>
      <text:p text:style-name="P11"/>
      <text:p text:style-name="P12"><text:soft-page-break/>Fils de son époque (années 50), il est influencé par le structuralisme de Marx <text:span text:style-name="T29">(idée de classe et de domination)</text:span>, mais emprunte à Max Weber l’idée de la légitimité (se faire obéir sans faire acte de violence) :</text:p>
      <text:p text:style-name="P13">1. La légitimité traditionnelle (Roi)</text:p>
      <text:p text:style-name="P13">2. La légitimité charismatique (Homme exceptionnel dans une situation exceptionnelle, De Gaulle)</text:p>
      <text:p text:style-name="P13">3. <text:span text:style-name="T28">Légitimité rationnelle légale (Droit, démocratie).</text:span></text:p>
      <text:p text:style-name="P12"/>
      <text:p text:style-name="P18"/>
      <text:p text:style-name="P18"/>
      <text:p text:style-name="P18">II. La démarche sociologique chez Pierre Bourdieu</text:p>
      <text:p text:style-name="P18"/>
      <text:p text:style-name="P14"/>
      <text:p text:style-name="P15">Pierre Bourdieu est un sociologue critique (pas de sociologie administrative). <text:span text:style-name="T30">Selon lui on ne peut faire avancer les choses que quand on critique les dominants.</text:span></text:p>
      <text:p text:style-name="P15"/>
      <text:p text:style-name="P19">Le métier du sociologue :</text:p>
      <text:p text:style-name="P19"/>
      <text:p text:style-name="P16">- Exposer sa démarche sociologique (ressemblance avec Durkheim)</text:p>
      <text:p text:style-name="P16">- La sociologie doit être réflexive (critique du sociologue)</text:p>
      <text:p text:style-name="P16">- <text:span text:style-name="T31">Homo Académicus sur le monde universitaire, il faut être conscient de ses propres intérêts, ses propres valeurs peuvent aussi altérer son jugement</text:span></text:p>
      <text:p text:style-name="P16"/>
      <text:p text:style-name="P20">La sociologie est un sport de combat<text:span text:style-name="T6">, elle doit être critique et servir à se défendre, néanmoins le sociologue n’est ni un prophète ni un prescripteu</text:span><text:span text:style-name="T7">r.</text:span></text:p>
      <text:p text:style-name="P21"/>
      <text:p text:style-name="P35">III. La sociologie selon Bourdieu</text:p>
      <text:p text:style-name="P35"><text:span text:style-name="T6"/></text:p>
      <text:p text:style-name="P36">1. Pour lui l’espace social est espace conflictuel</text:p>
      <text:p text:style-name="P36"/>
      <text:p text:style-name="P22">Il y a une distribution inégale des capitaux au sein de la société :</text:p>
      <text:p text:style-name="P22"/>
      <text:p text:style-name="P22">- <text:span text:style-name="T34">Patrimoine économie</text:span></text:p>
      <text:p text:style-name="P22">- <text:span text:style-name="T34">Capital scolaire, objet de compétition sociale, inégalité de distribution et donc de futur</text:span></text:p>
      <text:p text:style-name="P22">- <text:span text:style-name="T35">Capital social, le réseau</text:span></text:p>
      <text:p text:style-name="P22">- <text:span text:style-name="T36">Capital culturel, c’est le plus discriminant et se transmet par la famille</text:span></text:p>
      <text:p text:style-name="P22">- <text:span text:style-name="T37">Capital symbolique, c’est la somme de tous les capitaux, il est rare, la présence de quelqu’un possédant ce capital à événement peut en changer la nature</text:span></text:p>
      <text:p text:style-name="P52">2. Les positions des individus dans l’espace social dépend de leurs détentions de capitaux</text:p>
      <text:p text:style-name="P37"/>
      <text:p text:style-name="P23">Plus une personne possède de capitaux, plus cette dernière occupera une position centrale dans l’espace social.</text:p>
      <text:p text:style-name="P23">« <text:span text:style-name="T38">Les classes populaires se caractérisent par leurs manquent de possessions », (diplômes, capital, culturel, …). Ces classes sont donc condamnées aux choix nécessaires. </text:span></text:p>
      <text:p text:style-name="P23"/>
      <text:p text:style-name="P38">3. La société est un ensemble de champs</text:p>
      <text:p text:style-name="P38"><text:span text:style-name="T6"/></text:p>
      <text:p text:style-name="P39"><text:span text:style-name="T6">Pierre Bourdieu va inventer la notion de champs pour permettre un découpage rationnel et clair de la société. </text:span><text:span text:style-name="T8">Dans chaque champs se regroupent des individus, chaque champ à des frontières propres, qu’il a comme objectif de garder et de ne pas voir les autres champs déborder dessus.</text:span></text:p>
      <text:p text:style-name="P40"><text:span text:style-name="T8">I</text:span><text:span text:style-name="T6">l y a néanmoins des interactions entre champs.</text:span></text:p>
      <text:p text:style-name="P40"><text:span text:style-name="T6"/></text:p>
      <text:p text:style-name="P41"><text:span text:style-name="T6">Plus un individu est présent dans des champs différents, plus il est puissant. </text:span><text:span text:style-name="T9">Il s’agit d’une stratégie d’accumulation des pouvoirs.</text:span></text:p>
      <text:p text:style-name="P41"><text:span text:style-name="T9"/></text:p>
      <text:p text:style-name="P42">4. La reproduction est la règle</text:p>
      <text:p text:style-name="P42"><text:span text:style-name="T6"/></text:p>
      <text:p text:style-name="P43"><text:span text:style-name="T6">Les classes dominantes ont un intérêts à la reproduction sociale, ainsi elle s’active à créer une structure sociale répondant à ses intér</text:span><text:span text:style-name="T10">êts. </text:span></text:p>
      <text:p text:style-name="P44"><text:span text:style-name="T10">M</text:span><text:span text:style-name="T6">algré le discours égalitaire, la réalité est une société aux pratiques inégalitaires. </text:span><text:span text:style-name="T11"><text:line-break/>Ainsi la reproduction sociale est la règle, la mobilité l’exception. </text:span></text:p>
      <text:p text:style-name="P44"><text:span text:style-name="T11"/></text:p>
      <text:p text:style-name="P45"><text:span text:style-name="T11">D</text:span><text:span text:style-name="T6">ans </text:span>La noblesse d’État<text:span text:style-name="T6">, Pierre Bourdieu s’applique à montrer comment à la suite de la révolution française, on est passé d’une caste aristocratique à une nouvelle caste (Enarque, polytechniciens, …), et que la république a favoriser la création d’une noblesse.</text:span></text:p>
      <text:p text:style-name="P45"><text:span text:style-name="T6"/></text:p>
      <text:p text:style-name="P45"><text:span text:style-name="T39">5. Notion d’Habitus</text:span></text:p>
      <text:p text:style-name="P45"><text:span text:style-name="T6"/></text:p>
      <text:p text:style-name="P46"><text:span text:style-name="T12">L’habitus permet l’articulation entre l’individuel collectif à travers la socialisation : « Le fait pour </text:span><text:span text:style-name="T13">l’</text:span><text:span text:style-name="T12">individu d’intérioriser les normes dominantes dans une société ».</text:span></text:p>
      <text:p text:style-name="P46"><text:span text:style-name="T12">« </text:span><text:span text:style-name="T14">Système de dispositions durables acquis par l’individu au cours du processus de socialisation, il est le produit de la position sociale de l’individu. »</text:span></text:p>
      <text:p text:style-name="P47"><text:span text:style-name="T14">L’</text:span><text:span text:style-name="T6">habitus est un habitus de classe (façon d’être, de s’habiller, de parler, …), </text:span><text:span text:style-name="T15">ceux qui fixent les règles c’est la classe dominante. <text:line-break/></text:span><text:span text:style-name="T16">Il y a une hiérarchie qui entraîne une violence symbolique, </text:span><text:span text:style-name="T17">quand quelqu’un n’a pas les propriétés d’une classe et est au milieu de cette dernière. </text:span><text:span text:style-name="T18">Le regard qu’on porte sur lui et la </text:span><text:span text:style-name="T19">dévaluation</text:span><text:span text:style-name="T18"> de tout ce qu’il est entraînent une discrimination et un classement.</text:span></text:p>
      <text:p text:style-name="P53">Norbert Élias : <text:span text:style-name="T40">Processus de civilisation </text:span></text:p>
      <text:p text:style-name="P48"/>
      <text:p text:style-name="P48"/>
      <text:p text:style-name="P24">Né en 1897 et mort en 1990, son œuvre est ignorée pendant une grande partie du XXème siècle avant d’être redécouverte.</text:p>
      <text:p text:style-name="P25">Il est un grand théoricien sur deux choses :</text:p>
      <text:p text:style-name="P25"/>
      <text:p text:style-name="P25">- <text:span text:style-name="T41">Comment on se civilise, à savoir prendre ses distances avec la nature pour devenir artificiel. Plus on progresse plus on devient artificiel. C’est un processus linéaire, qui peut reculer (en 1940 par exemple).</text:span></text:p>
      <text:p text:style-name="P25"/>
      <text:p text:style-name="P25">- <text:span text:style-name="T42">Théoricien de l’État</text:span></text:p>
      <text:p text:style-name="P25"/>
      <text:p text:style-name="P49"><text:span text:style-name="T47">I. </text:span>Biographie :</text:p>
      <text:p text:style-name="P49"/>
      <text:p text:style-name="P26">Né en 1897, il fera des études de médecines, mais sera contraint d’arrêter ses études suite à certains évènements, comme la guerre. <text:span text:style-name="T43">Il fera plus tard des études de philosophie, qui le mèneront à la sociologie. </text:span></text:p>
      <text:p text:style-name="P27">En 1933, il s’exile en France, <text:span text:style-name="T44">puis en Angleterre.</text:span></text:p>
      <text:p text:style-name="P27"/>
      <text:p text:style-name="P28">Il participe à la première guerre mondiale, sa participation va le pousser à détester le nationalisme <text:span text:style-name="T45">(surtout allemand), néanmoins il a « toujours gardé un profond attachement à la culture germanique ».</text:span></text:p>
      <text:p text:style-name="P29">Ses premières réflexions sur l’État <text:span text:style-name="T46">vont commencer avec l’installation de la république de Weimar (1918 – 1933), il observe alors une démocratie faible qui n’est en réalité qu’un régime de transition. <text:line-break/>La prolifération des milices va le faire voir l’effacement de l’État sur le monopole de la violence légitime. Il va également assister aux discours d’Hitler, réalise la fascination qu’un homme charismatique peut avoir sur les foules (subjugation).<text:line-break/>Lui même devra faire un effort de distanciation pour ne pas être séduit, et ne pas entrer dans une situation d’hystérie collective. </text:span></text:p>
      <text:p text:style-name="P29"/>
      <text:p text:style-name="P50">II. <text:span text:style-name="T48">Principales œuvres</text:span></text:p>
      <text:p text:style-name="P50"/>
      <text:p text:style-name="P30">Ces travaux sont dominés par la sociologie historique.</text:p>
      <text:p text:style-name="P30"/>
      <text:p text:style-name="P30">- <text:span text:style-name="T3">La société de cours</text:span><text:span text:style-name="T49">, œuvre de sociologie historique qui expose une théorie originale, pour lui le monde moderne trouve son origine dans sa totalité dans la Renaissance (européenne), avec la concentration du pouvoir au sein de grandes cours. C’est ce qu’il appelle la société de cour, « Un type de fraction sociale qui accorde une fonction centrale a la cour du roi, dans les domaines politiques et culturels. La cours désigne la maison du roi symbolisée par celle de Louis XIV né en 1615. »</text:span></text:p>
      <text:p text:style-name="P31"><text:soft-page-break/>Norbert Élias va faire l’histoire de la formation de la maison du roi, et va étudier le processus de centralisation et de concentration du pouvoir, qui va aboutir à la victoire de la monarchie absolue.<text:line-break/><text:span text:style-name="T50">La cours va devenir le centre du pouvoir et ramener autour de lui la noblesse de l’ancienne monarchie. Par l’impôt, le mariage ou la guerre, la haute noblesse est vaincue mais ne disparaît pas, elle devient la cours du roi. C’est la fin de la civilisation des chevaliers. <text:line-break/>Le roi va également jouer au sein de sa cours entre la bourgeoisie et la noblesse.<text:line-break/>La bourgeoisie possède des métiers important dans la nouvelle société, et dès lors la puissance de la bourgeoisie va croître alors que celle de la noblesse diminuera.</text:span></text:p>
      <text:p text:style-name="P32">Il y aura donc une lutte de prestige entre les deux : <text:span text:style-name="T51">alors que la bourgeoisie possède le savoir et la richesse, l’aristocratie est rentière (contrairement à la noblesse britannique par exemple), et va donc utiliser une stratégie de </text:span><text:span text:style-name="T4">distinction culturelle</text:span><text:span text:style-name="T51"> (façon de s’habiller, de parler, de manger…).</text:span></text:p>
      <text:p text:style-name="P32"/>
      <text:p text:style-name="P51"><text:span text:style-name="T6">- </text:span>La dynamique de l’occident :</text:p>
      <text:p text:style-name="P51"/>
      <text:p text:style-name="P33">Histoire de la formation à partir du XIIème siècle de trois États, France, GB et Allemagne, <text:span text:style-name="T52">via un processus de centralisation, ce qui entraînera un monopole de la violence légitime de part l’État et donc la pacification du territoire.</text:span></text:p>
      <text:p text:style-name="P33"/>
      <text:p text:style-name="P33">- <text:span text:style-name="T5">La civilisation des mœurs :</text:span></text:p>
      <text:p text:style-name="P33"><text:span text:style-name="T5"/></text:p>
      <text:p text:style-name="P34">Suite <text:span text:style-name="T53">à cette pacification du territoire, on va passer du système de valeur chevalier, car si on possède il faut protéger ce qu’on possède, à un système marchand, car l’État protège dorénavant les bie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1:14:42.884956920</meta:creation-date>
    <dc:date>2018-10-18T18:21:17.634276543</dc:date>
    <meta:editing-duration>PT4H52M57S</meta:editing-duration>
    <meta:editing-cycles>338</meta:editing-cycles>
    <meta:generator>LibreOffice/6.1.2.1$Linux_X86_64 LibreOffice_project/10$Build-1</meta:generator>
    <meta:document-statistic meta:table-count="0" meta:image-count="0" meta:object-count="0" meta:page-count="5" meta:paragraph-count="64" meta:word-count="1462" meta:character-count="8988" meta:non-whitespace-character-count="7578"/>
  </office:meta>
</office:document-meta>
</file>